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Fira Code" svg:font-family="'Fira Code'" style:font-family-generic="modern" style:font-pitch="fixed"/>
    <style:font-face style:name="Fira Code1" svg:font-family="'Fira Cod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ira Code" fo:font-size="10pt" officeooo:rsid="000df187" style:font-size-asian="10pt" style:font-size-complex="10pt"/>
    </style:style>
    <style:style style:name="P3" style:family="paragraph" style:parent-style-name="Standard">
      <style:text-properties style:font-name="Fira Code" fo:font-size="10pt" officeooo:rsid="000df187" officeooo:paragraph-rsid="0010e973" style:font-size-asian="10pt" style:font-size-complex="10pt"/>
    </style:style>
    <style:style style:name="P4" style:family="paragraph" style:parent-style-name="Standard">
      <style:text-properties fo:color="#000000" loext:opacity="100%" style:font-name="Fira Code" fo:font-size="10pt" style:font-size-asian="10pt" style:font-size-complex="10pt"/>
    </style:style>
    <style:style style:name="P5" style:family="paragraph" style:parent-style-name="Standard">
      <style:paragraph-properties style:writing-mode="lr-tb"/>
      <style:text-properties fo:color="#000000" loext:opacity="100%" style:font-name="Fira Code" fo:font-size="10pt" style:font-size-asian="10pt" style:font-size-complex="10pt"/>
    </style:style>
    <style:style style:name="P6" style:family="paragraph" style:parent-style-name="Standard">
      <style:paragraph-properties style:writing-mode="lr-tb"/>
      <style:text-properties fo:color="#000000" loext:opacity="100%" style:font-name="Fira Code" fo:font-size="10pt" officeooo:paragraph-rsid="0014168c" style:font-size-asian="10pt" style:font-size-complex="10pt"/>
    </style:style>
    <style:style style:name="P7" style:family="paragraph" style:parent-style-name="Standard">
      <style:paragraph-properties fo:break-before="page" style:writing-mode="lr-tb"/>
      <style:text-properties fo:color="#000000" loext:opacity="100%" style:font-name="Fira Code" fo:font-size="10pt" officeooo:paragraph-rsid="0014168c" style:font-size-asian="10pt" style:font-size-complex="10pt"/>
    </style:style>
    <style:style style:name="P8" style:family="paragraph" style:parent-style-name="Standard">
      <style:paragraph-properties style:writing-mode="lr-tb"/>
      <style:text-properties fo:color="#000000" loext:opacity="100%" style:font-name="Fira Code" fo:font-size="10pt" fo:language="uk" fo:country="UA" style:font-size-asian="10pt" style:font-size-complex="10pt"/>
    </style:style>
    <style:style style:name="P9" style:family="paragraph" style:parent-style-name="Standard">
      <style:paragraph-properties style:writing-mode="lr-tb"/>
      <style:text-properties fo:color="#000000" loext:opacity="100%" style:font-name="Fira Code" fo:font-size="10pt" fo:language="uk" fo:country="UA" style:letter-kerning="false" style:font-size-asian="10pt" style:font-size-complex="10pt"/>
    </style:style>
    <style:style style:name="P10" style:family="paragraph" style:parent-style-name="Standard">
      <style:paragraph-properties style:writing-mode="lr-tb"/>
      <style:text-properties fo:color="#000000" loext:opacity="100%" style:font-name="Fira Code" fo:font-size="10pt" fo:language="uk" fo:country="UA" officeooo:paragraph-rsid="0014168c" style:letter-kerning="false" style:font-size-asian="10pt" style:font-size-complex="10pt"/>
    </style:style>
    <style:style style:name="P11" style:family="paragraph" style:parent-style-name="Standard">
      <style:paragraph-properties style:writing-mode="lr-tb"/>
      <style:text-properties style:use-window-font-color="true" loext:opacity="0%" style:font-name="Courier New CYR" fo:font-size="8.5pt" fo:language="uk" fo:country="UA" style:letter-kerning="false" style:font-size-asian="8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e973"/>
    </style:style>
    <style:style style:name="T3" style:family="text">
      <style:text-properties fo:language="en" fo:country="US" officeooo:rsid="00115193"/>
    </style:style>
    <style:style style:name="T4" style:family="text">
      <style:text-properties fo:language="en" fo:country="US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letter-kerning="true"/>
    </style:style>
    <style:style style:name="T7" style:family="text">
      <style:text-properties fo:language="en" fo:country="US" style:letter-kerning="true"/>
    </style:style>
    <style:style style:name="T8" style:family="text">
      <style:text-properties fo:language="en" fo:country="US" style:letter-kerning="false"/>
    </style:style>
    <style:style style:name="T9" style:family="text">
      <style:text-properties fo:language="ru" fo:country="RU" officeooo:rsid="0010e973"/>
    </style:style>
    <style:style style:name="T10" style:family="text">
      <style:text-properties fo:language="ru" fo:country="RU" style:letter-kerning="true"/>
    </style:style>
    <style:style style:name="T11" style:family="text">
      <style:text-properties fo:language="ru" fo:country="RU" style:letter-kerning="true"/>
    </style:style>
    <style:style style:name="T12" style:family="text">
      <style:text-properties style:font-name="Fira Code" fo:font-size="10pt" fo:language="en" fo:country="US" officeooo:rsid="000df187" style:font-size-asian="10pt" style:font-size-complex="10pt"/>
    </style:style>
    <style:style style:name="T13" style:family="text">
      <style:text-properties fo:color="#0000ff" loext:opacity="100%" style:font-name="Courier New CYR" fo:font-size="8.5pt" fo:language="uk" fo:country="UA" style:font-size-asian="8.5pt"/>
    </style:style>
    <style:style style:name="T14" style:family="text">
      <style:text-properties fo:color="#0000ff" loext:opacity="100%" style:font-name="Courier New CYR" fo:font-size="8.5pt" fo:language="uk" fo:country="UA" style:letter-kerning="false" style:font-size-asian="8.5pt"/>
    </style:style>
    <style:style style:name="T15" style:family="text">
      <style:text-properties fo:color="#0000ff" loext:opacity="100%" fo:font-size="8.5pt" fo:language="uk" fo:country="UA" style:font-size-asian="8.5pt"/>
    </style:style>
    <style:style style:name="T16" style:family="text">
      <style:text-properties fo:color="#0000ff" loext:opacity="100%" fo:font-size="8.5pt" fo:language="uk" fo:country="UA" style:letter-kerning="false" style:font-size-asian="8.5pt"/>
    </style:style>
    <style:style style:name="T17" style:family="text">
      <style:text-properties fo:color="#000000" loext:opacity="100%" style:font-name="Courier New CYR" fo:font-size="8.5pt" fo:language="uk" fo:country="UA" style:font-size-asian="8.5pt"/>
    </style:style>
    <style:style style:name="T18" style:family="text">
      <style:text-properties fo:color="#000000" loext:opacity="100%" style:font-name="Courier New CYR" fo:font-size="8.5pt" fo:language="uk" fo:country="UA" style:letter-kerning="false" style:font-size-asian="8.5pt"/>
    </style:style>
    <style:style style:name="T19" style:family="text">
      <style:text-properties fo:color="#000000" loext:opacity="100%" style:font-name="Courier New" fo:font-size="8.5pt" fo:language="en" fo:country="US" style:font-size-asian="8.5pt"/>
    </style:style>
    <style:style style:name="T20" style:family="text">
      <style:text-properties fo:color="#000000" loext:opacity="100%" style:font-name="Courier New" fo:font-size="8.5pt" fo:language="en" fo:country="US" style:letter-kerning="false" style:font-size-asian="8.5pt"/>
    </style:style>
    <style:style style:name="T21" style:family="text">
      <style:text-properties fo:color="#000000" loext:opacity="100%" style:font-name="Fira Code1" fo:font-size="10pt" fo:language="ru" fo:country="RU" style:letter-kerning="true" style:font-size-asian="10pt"/>
    </style:style>
    <style:style style:name="T22" style:family="text">
      <style:text-properties fo:color="#000000" loext:opacity="100%" style:font-name="Fira Code1" fo:font-size="10pt" fo:language="en" fo:country="US" style:letter-kerning="true" style:font-size-asian="10pt"/>
    </style:style>
    <style:style style:name="T23" style:family="text">
      <style:text-properties fo:color="#000000" loext:opacity="100%" fo:font-size="8.5pt" fo:language="uk" fo:country="UA" style:font-size-asian="8.5pt"/>
    </style:style>
    <style:style style:name="T24" style:family="text">
      <style:text-properties fo:color="#000000" loext:opacity="100%" fo:font-size="8.5pt" fo:language="uk" fo:country="UA" style:letter-kerning="false" style:font-size-asian="8.5pt"/>
    </style:style>
    <style:style style:name="T25" style:family="text">
      <style:text-properties fo:color="#000000" loext:opacity="100%" fo:font-size="8.5pt" fo:language="en" fo:country="US" style:font-size-asian="8.5pt"/>
    </style:style>
    <style:style style:name="T26" style:family="text">
      <style:text-properties fo:color="#000000" loext:opacity="100%" fo:font-size="8.5pt" fo:language="en" fo:country="US" style:letter-kerning="false" style:font-size-asian="8.5pt"/>
    </style:style>
    <style:style style:name="T27" style:family="text">
      <style:text-properties fo:color="#000000" loext:opacity="100%" fo:font-size="10pt" fo:language="ru" fo:country="RU" style:letter-kerning="true" style:font-size-asian="10pt"/>
    </style:style>
    <style:style style:name="T28" style:family="text">
      <style:text-properties fo:color="#000000" loext:opacity="100%" fo:font-size="10pt" fo:language="en" fo:country="US" style:letter-kerning="true" style:font-size-asian="10pt"/>
    </style:style>
    <style:style style:name="T29" style:family="text">
      <style:text-properties fo:color="#000000" loext:opacity="100%" style:font-name="Fira Code" fo:font-size="10pt" style:font-size-asian="10pt" style:font-size-complex="10pt"/>
    </style:style>
    <style:style style:name="T30" style:family="text">
      <style:text-properties fo:color="#008000" loext:opacity="100%" style:font-name="Courier New CYR" fo:font-size="8.5pt" fo:language="uk" fo:country="UA" style:font-size-asian="8.5pt"/>
    </style:style>
    <style:style style:name="T31" style:family="text">
      <style:text-properties fo:color="#008000" loext:opacity="100%" style:font-name="Courier New" fo:font-size="8.5pt" fo:language="en" fo:country="US" style:font-size-asian="8.5pt"/>
    </style:style>
    <style:style style:name="T32" style:family="text">
      <style:text-properties fo:color="#008000" loext:opacity="100%" fo:font-size="8.5pt" fo:language="uk" fo:country="UA" style:font-size-asian="8.5pt"/>
    </style:style>
    <style:style style:name="T33" style:family="text">
      <style:text-properties fo:color="#008000" loext:opacity="100%" fo:font-size="8.5pt" fo:language="en" fo:country="US" style:font-size-asian="8.5pt"/>
    </style:style>
    <style:style style:name="T34" style:family="text">
      <style:text-properties fo:color="#800080" loext:opacity="100%" style:font-name="Courier New CYR" fo:font-size="8.5pt" fo:language="uk" fo:country="UA" style:font-size-asian="8.5pt"/>
    </style:style>
    <style:style style:name="T35" style:family="text">
      <style:text-properties fo:color="#800080" loext:opacity="100%" style:font-name="Courier New CYR" fo:font-size="8.5pt" fo:language="uk" fo:country="UA" style:letter-kerning="false" style:font-size-asian="8.5pt"/>
    </style:style>
    <style:style style:name="T36" style:family="text">
      <style:text-properties fo:color="#800080" loext:opacity="100%" fo:font-size="8.5pt" fo:language="uk" fo:country="UA" style:font-size-asian="8.5pt"/>
    </style:style>
    <style:style style:name="T37" style:family="text">
      <style:text-properties fo:color="#800080" loext:opacity="100%" fo:font-size="8.5pt" fo:language="uk" fo:country="UA" style:letter-kerning="false" style:font-size-asian="8.5pt"/>
    </style:style>
    <style:style style:name="T38" style:family="text">
      <style:text-properties style:use-window-font-color="true" loext:opacity="0%" style:font-name="Fira Code1" fo:font-size="10pt" fo:language="en" fo:country="US" style:letter-kerning="true" style:font-size-asian="10pt"/>
    </style:style>
    <style:style style:name="T39" style:family="text">
      <style:text-properties style:use-window-font-color="true" loext:opacity="0%" style:font-name="Fira Code1" fo:font-size="10pt" fo:language="ru" fo:country="RU" style:letter-kerning="true" style:font-size-asian="10pt"/>
    </style:style>
    <style:style style:name="T40" style:family="text">
      <style:text-properties style:use-window-font-color="true" loext:opacity="0%" style:font-name="Courier New CYR" fo:font-size="8.5pt" fo:language="uk" fo:country="UA" style:letter-kerning="false" style:font-size-asian="8.5pt"/>
    </style:style>
    <style:style style:name="T41" style:family="text">
      <style:text-properties style:use-window-font-color="true" loext:opacity="0%" fo:font-size="10pt" fo:language="en" fo:country="US" style:letter-kerning="true" style:font-size-asian="10pt"/>
    </style:style>
    <style:style style:name="T42" style:family="text">
      <style:text-properties style:use-window-font-color="true" loext:opacity="0%" fo:font-size="10pt" fo:language="ru" fo:country="RU" style:letter-kerning="true" style:font-size-asian="10pt"/>
    </style:style>
    <style:style style:name="T43" style:family="text">
      <style:text-properties fo:font-size="10pt" fo:language="en" fo:country="US" style:letter-kerning="true" style:font-size-asian="10pt"/>
    </style:style>
    <style:style style:name="T44" style:family="text">
      <style:text-properties fo:font-size="10pt" fo:language="en" fo:country="US" style:letter-kerning="true" style:font-size-asian="10pt"/>
    </style:style>
    <style:style style:name="T45" style:family="text">
      <style:text-properties fo:font-size="10pt" fo:language="ru" fo:country="RU" style:letter-kerning="true" style:font-size-asian="10pt"/>
    </style:style>
    <style:style style:name="T46" style:family="text">
      <style:text-properties fo:font-size="10pt" fo:language="ru" fo:country="RU" style:letter-kerning="true" style:font-size-asian="10pt"/>
    </style:style>
    <style:style style:name="T47" style:family="text">
      <style:text-properties fo:font-size="8.5pt" fo:language="uk" fo:country="UA" style:font-size-asian="8.5pt"/>
    </style:style>
    <style:style style:name="T48" style:family="text">
      <style:text-properties fo:font-size="8.5pt" fo:language="uk" fo:country="UA" style:font-size-asian="8.5pt"/>
    </style:style>
    <style:style style:name="T49" style:family="text">
      <style:text-properties fo:font-size="8.5pt" fo:language="uk" fo:country="UA" style:font-size-asian="8.5pt"/>
    </style:style>
    <style:style style:name="T50" style:family="text">
      <style:text-properties fo:font-size="8.5pt" fo:language="uk" fo:country="UA" style:font-size-asian="8.5pt"/>
    </style:style>
    <style:style style:name="T51" style:family="text">
      <style:text-properties fo:font-size="8.5pt" fo:language="uk" fo:country="UA" style:letter-kerning="false" style:font-size-asian="8.5pt"/>
    </style:style>
    <style:style style:name="T52" style:family="text">
      <style:text-properties fo:font-size="8.5pt" fo:language="uk" fo:country="UA" style:letter-kerning="false" style:font-size-asian="8.5pt"/>
    </style:style>
    <style:style style:name="T53" style:family="text">
      <style:text-properties fo:font-size="8.5pt" fo:language="uk" fo:country="UA" style:letter-kerning="false" style:font-size-asian="8.5pt"/>
    </style:style>
    <style:style style:name="T54" style:family="text">
      <style:text-properties fo:font-size="8.5pt" fo:language="en" fo:country="US" style:font-size-asian="8.5pt"/>
    </style:style>
    <style:style style:name="T55" style:family="text">
      <style:text-properties fo:font-size="8.5pt" fo:language="en" fo:country="US" style:font-size-asian="8.5pt"/>
    </style:style>
    <style:style style:name="T56" style:family="text">
      <style:text-properties fo:font-size="8.5pt" fo:language="en" fo:country="US" style:letter-kerning="false" style:font-size-asian="8.5pt"/>
    </style:style>
    <style:style style:name="T57" style:family="text">
      <style:text-properties fo:language="uk" fo:country="UA"/>
    </style:style>
    <style:style style:name="T58" style:family="text">
      <style:text-properties fo:language="uk" fo:country="UA"/>
    </style:style>
    <style:style style:name="T59" style:family="text">
      <style:text-properties fo:language="uk" fo:country="UA"/>
    </style:style>
    <style:style style:name="T60" style:family="text">
      <style:text-properties fo:language="uk" fo:country="UA"/>
    </style:style>
    <style:style style:name="T61" style:family="text">
      <style:text-properties fo:language="uk" fo:country="UA" style:letter-kerning="false"/>
    </style:style>
    <style:style style:name="T62" style:family="text">
      <style:text-properties fo:language="uk" fo:country="UA" style:letter-kerning="false"/>
    </style:style>
    <style:style style:name="T63" style:family="text">
      <style:text-properties fo:language="uk" fo:country="UA" style:letter-kern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5" loext:marker-style-name="T17"><text:span text:style-name="T57">Name</text:span><text:span text:style-name="T57"> <text:s text:c="4"/>PD1579 <text:s text:c="12"/>;</text:span></text:p>
      <text:p text:style-name="P5" loext:marker-style-name="T17"><text:span text:style-name="T57">PartNo</text:span><text:span text:style-name="T57"> <text:s text:c="2"/>GAL22V10D <text:s text:c="9"/>;</text:span></text:p>
      <text:p text:style-name="P5" loext:marker-style-name="T17"><text:span text:style-name="T57">Date</text:span><text:span text:style-name="T57"> <text:s text:c="4"/>20.03.2025 <text:s text:c="8"/>;</text:span></text:p>
      <text:p text:style-name="P5" loext:marker-style-name="T17"><text:span text:style-name="T57">Revision</text:span><text:span text:style-name="T57"> 01 <text:s text:c="16"/>;</text:span></text:p>
      <text:p text:style-name="P5" loext:marker-style-name="T17"><text:span text:style-name="T57">Designer</text:span><text:span text:style-name="T57"> Oleksandr Kolodkin ;</text:span></text:p>
      <text:p text:style-name="P5" loext:marker-style-name="T17"><text:span text:style-name="T57">Company</text:span><text:span text:style-name="T57"> <text:s/>ZTR <text:s text:c="15"/>;</text:span></text:p>
      <text:p text:style-name="P5" loext:marker-style-name="T17"><text:span text:style-name="T57">Assembly</text:span><text:span text:style-name="T57"> MPUS 210040/00/01 <text:s/>;</text:span></text:p>
      <text:p text:style-name="P5" loext:marker-style-name="T17"><text:span text:style-name="T57">Location</text:span><text:span text:style-name="T57"> D19 <text:s text:c="15"/>;</text:span></text:p>
      <text:p text:style-name="P5" loext:marker-style-name="T17"><text:span text:style-name="T57">Device</text:span><text:span text:style-name="T57"> <text:s text:c="2"/>g22v10 <text:s text:c="12"/>;</text:span></text:p>
      <text:p text:style-name="P8" loext:marker-style-name="T17"/>
      <text:p text:style-name="P5" loext:marker-style-name="T17"><text:span text:style-name="T57">/* *************** INPUT PINS *********************/</text:span></text:p>
      <text:p text:style-name="P5" loext:marker-style-name="T17"><text:span text:style-name="T57">PIN</text:span><text:span text:style-name="T57"> 1 <text:s text:c="2"/>= CLK <text:s text:c="20"/>; </text:span><text:span text:style-name="T57">/* </text:span><text:span text:style-name="T1">CPU Clock</text:span><text:span text:style-name="T57"> <text:s text:c="22"/>*/</text:span><text:span text:style-name="T57"> </text:span></text:p>
      <text:p text:style-name="P5" loext:marker-style-name="T17"><text:span text:style-name="T57">PIN</text:span><text:span text:style-name="T57"> 3 <text:s text:c="2"/>= ACKN <text:s text:c="19"/>; </text:span><text:span text:style-name="T57">/* <text:s text:c="32"/>*/</text:span><text:span text:style-name="T57"> </text:span></text:p>
      <text:p text:style-name="P5" loext:marker-style-name="T17"><text:span text:style-name="T57">PIN</text:span><text:span text:style-name="T57"> 4 <text:s text:c="2"/>= A13 <text:s text:c="20"/>; </text:span><text:span text:style-name="T57">/* <text:s text:c="32"/>*/</text:span><text:span text:style-name="T57"> </text:span></text:p>
      <text:p text:style-name="P5" loext:marker-style-name="T17"><text:span text:style-name="T57">PIN</text:span><text:span text:style-name="T57"> 5 <text:s text:c="2"/>= A14 <text:s text:c="20"/>; </text:span><text:span text:style-name="T57">/* <text:s text:c="32"/>*/</text:span><text:span text:style-name="T57"> </text:span></text:p>
      <text:p text:style-name="P5" loext:marker-style-name="T17"><text:span text:style-name="T57">PIN</text:span><text:span text:style-name="T57"> 6 <text:s text:c="2"/>= A15 <text:s text:c="20"/>; </text:span><text:span text:style-name="T57">/* <text:s text:c="32"/>*/</text:span><text:span text:style-name="T57"> </text:span></text:p>
      <text:p text:style-name="P5" loext:marker-style-name="T17"><text:span text:style-name="T57">PIN</text:span><text:span text:style-name="T57"> 7 <text:s text:c="2"/>= MODE0 <text:s text:c="18"/>; </text:span><text:span text:style-name="T57">/* <text:s text:c="32"/>*/</text:span><text:span text:style-name="T57"> </text:span></text:p>
      <text:p text:style-name="P5" loext:marker-style-name="T17"><text:span text:style-name="T57">PIN</text:span><text:span text:style-name="T57"> 23 <text:s/>= MODE1 <text:s text:c="18"/>; </text:span><text:span text:style-name="T57">/* <text:s text:c="32"/>*/</text:span><text:span text:style-name="T57"> </text:span></text:p>
      <text:p text:style-name="P5" loext:marker-style-name="T17"><text:span text:style-name="T57">PIN</text:span><text:span text:style-name="T57"> 8 <text:s text:c="2"/>= S0 <text:s text:c="21"/>; </text:span><text:span text:style-name="T57">/* <text:s text:c="32"/>*/</text:span><text:span text:style-name="T57"> </text:span></text:p>
      <text:p text:style-name="P5" loext:marker-style-name="T17"><text:span text:style-name="T57">PIN</text:span><text:span text:style-name="T57"> 9 <text:s text:c="2"/>= S1 <text:s text:c="21"/>; </text:span><text:span text:style-name="T57">/* <text:s text:c="32"/>*/</text:span><text:span text:style-name="T57"> </text:span></text:p>
      <text:p text:style-name="P5" loext:marker-style-name="T17"><text:span text:style-name="T57">PIN</text:span><text:span text:style-name="T57"> 10 <text:s/>= IOM <text:s text:c="20"/>; </text:span><text:span text:style-name="T57">/* <text:s text:c="32"/>*/</text:span><text:span text:style-name="T57"> </text:span></text:p>
      <text:p text:style-name="P5" loext:marker-style-name="T17"><text:span text:style-name="T57">PIN</text:span><text:span text:style-name="T57"> 11 <text:s/>= MWAIT0 <text:s text:c="17"/>; </text:span><text:span text:style-name="T57">/* <text:s text:c="32"/>*/</text:span><text:span text:style-name="T57"> </text:span></text:p>
      <text:p text:style-name="P5" loext:marker-style-name="T17"><text:span text:style-name="T57">PIN</text:span><text:span text:style-name="T57"> 16 <text:s/>= MWAIT1 <text:s text:c="17"/>; </text:span><text:span text:style-name="T57">/* <text:s text:c="32"/>*/</text:span><text:span text:style-name="T57"> </text:span></text:p>
      <text:p text:style-name="P8" loext:marker-style-name="T17"/>
      <text:p text:style-name="P5" loext:marker-style-name="T17"><text:span text:style-name="T57">/* *************** OUTPUT PINS *********************/</text:span></text:p>
      <text:p text:style-name="P5" loext:marker-style-name="T17"><text:span text:style-name="T57">PIN</text:span><text:span text:style-name="T57"> 21 <text:s/>= !ROM0_CS <text:s text:c="15"/>; </text:span><text:span text:style-name="T57">/* </text:span><text:span text:style-name="T1">ROM </text:span><text:span text:style-name="T57">D21</text:span><text:span text:style-name="T57"> <text:s text:c="16"/></text:span><text:span text:style-name="T57"><text:s/></text:span><text:span text:style-name="T57"><text:s text:c="7"/>*/</text:span><text:span text:style-name="T57"> </text:span></text:p>
      <text:p text:style-name="P5" loext:marker-style-name="T17"><text:span text:style-name="T57">PIN</text:span><text:span text:style-name="T57"> 20 <text:s/>= !ROM1_CS <text:s text:c="15"/>; </text:span><text:span text:style-name="T57">/* </text:span><text:span text:style-name="T1">ROM </text:span><text:span text:style-name="T57">D24</text:span><text:span text:style-name="T57"> (not soldered) <text:s/></text:span><text:span text:style-name="T57"><text:s/></text:span><text:span text:style-name="T57"><text:s text:c="7"/>*/</text:span><text:span text:style-name="T57"> </text:span></text:p>
      <text:p text:style-name="P5" loext:marker-style-name="T17"><text:span text:style-name="T57">PIN</text:span><text:span text:style-name="T57"> 22 <text:s/>= !RAM0_CS <text:s text:c="15"/>; </text:span><text:span text:style-name="T57">/* </text:span><text:span text:style-name="T1">RAM </text:span><text:span text:style-name="T57">D26</text:span><text:span text:style-name="T57"> <text:s text:c="16"/></text:span><text:span text:style-name="T57"><text:s/></text:span><text:span text:style-name="T57"><text:s text:c="7"/>*/</text:span><text:span text:style-name="T57"> </text:span></text:p>
      <text:p text:style-name="P5" loext:marker-style-name="T17"><text:span text:style-name="T57">PIN</text:span><text:span text:style-name="T57"> 18 <text:s/>= !RAM1_CS <text:s text:c="15"/>; </text:span><text:span text:style-name="T57">/* </text:span><text:span text:style-name="T1">RAM </text:span><text:span text:style-name="T57">D29</text:span><text:span text:style-name="T57"> <text:s text:c="16"/></text:span><text:span text:style-name="T57"><text:s/></text:span><text:span text:style-name="T57"><text:s text:c="7"/>*/</text:span><text:span text:style-name="T57"> </text:span></text:p>
      <text:p text:style-name="P5" loext:marker-style-name="T17"><text:span text:style-name="T57">PIN</text:span><text:span text:style-name="T57"> 17 <text:s/>= !BSRE <text:s text:c="18"/>; </text:span><text:span text:style-name="T57">/* </text:span><text:span text:style-name="T1">Multibus</text:span><text:span text:style-name="T57"> <text:s text:c="23"/>*/</text:span><text:span text:style-name="T57"> </text:span></text:p>
      <text:p text:style-name="P5" loext:marker-style-name="T17"><text:span text:style-name="T57">PIN</text:span><text:span text:style-name="T57"> 19 <text:s/>= !READY <text:s text:c="17"/>; </text:span><text:span text:style-name="T57">/* <text:s text:c="32"/>*/</text:span><text:span text:style-name="T57"> </text:span></text:p>
      <text:p text:style-name="P5" loext:marker-style-name="T17"><text:span text:style-name="T57">PIN</text:span><text:span text:style-name="T57"> 14 <text:s/>= STATE0 <text:s text:c="17"/>; </text:span><text:span text:style-name="T57">/*</text:span><text:span text:style-name="T57"> </text:span><text:span text:style-name="T1">Internal state</text:span><text:span text:style-name="T57"> <text:s text:c="17"/>*/</text:span><text:span text:style-name="T57"> </text:span></text:p>
      <text:p text:style-name="P5" loext:marker-style-name="T17"><text:span text:style-name="T57">PIN</text:span><text:span text:style-name="T57"> 15 <text:s/>= STATE1 <text:s text:c="17"/>; </text:span><text:span text:style-name="T57">/* </text:span><text:span text:style-name="T1">Internal state</text:span><text:span text:style-name="T57"> <text:s text:c="17"/>*/</text:span><text:span text:style-name="T57"> </text:span></text:p>
      <text:p text:style-name="P8" loext:marker-style-name="T17"/>
      <text:p text:style-name="P5" loext:marker-style-name="T17"><text:span text:style-name="T57">FIELD</text:span><text:span text:style-name="T57"> ADDR <text:s/>= [A15..0];</text:span></text:p>
      <text:p text:style-name="P5" loext:marker-style-name="T17"><text:span text:style-name="T57">FIELD</text:span><text:span text:style-name="T57"> MODE <text:s/>= [MODE1..0];</text:span></text:p>
      <text:p text:style-name="P5" loext:marker-style-name="T17"><text:span text:style-name="T57">FIELD</text:span><text:span text:style-name="T57"> STATE = [STATE1..0];</text:span></text:p>
      <text:p text:style-name="P5" loext:marker-style-name="T17"><text:span text:style-name="T57">FIELD</text:span><text:span text:style-name="T57"> S <text:s text:c="4"/>= [S1..0];</text:span></text:p>
      <text:p text:style-name="P5" loext:marker-style-name="T17"><text:span text:style-name="T57"/></text:p>
      <text:p text:style-name="P5" loext:marker-style-name="T17"><text:span text:style-name="T1">/* CPU State *</text:span><text:span text:style-name="T1">/</text:span></text:p>
      <text:p text:style-name="P5" loext:marker-style-name="T18"><text:span text:style-name="T57">$DEFINE</text:span><text:span text:style-name="T57"> HALT <text:s/>0</text:span><text:span text:style-name="T1"> </text:span><text:span text:style-name="T6">/* Processor halted</text:span><text:span text:style-name="T10"> <text:s text:c="8"/>*</text:span><text:span text:style-name="T10">/</text:span></text:p>
      <text:p text:style-name="P5" loext:marker-style-name="T18"><text:span text:style-name="T61">$DEFINE</text:span><text:span text:style-name="T61"> WRITE 1 </text:span><text:span text:style-name="T6">/* Write data to memory <text:s text:c="4"/>*</text:span><text:span text:style-name="T6">/</text:span></text:p>
      <text:p text:style-name="P5" loext:marker-style-name="T18"><text:span text:style-name="T61">$DEFINE</text:span><text:span text:style-name="T61"> READ <text:s/>2 </text:span><text:span text:style-name="T6">/* Read data from memory <text:s text:c="3"/>*</text:span><text:span text:style-name="T6">/</text:span></text:p>
      <text:p text:style-name="P6" loext:marker-style-name="T18"><text:span text:style-name="T61">$DEFINE</text:span><text:span text:style-name="T61"> FETCH 3 </text:span><text:span text:style-name="T6">/* Fetch opcode from memory *</text:span><text:span text:style-name="T6">/</text:span></text:p>
      <text:p text:style-name="P6" loext:marker-style-name="T18"><text:span text:style-name="T61">READY.ar = 'b'0;</text:span></text:p>
      <text:p text:style-name="P6" loext:marker-style-name="T18"><text:span text:style-name="T61">READY.sp = 'b'0;</text:span></text:p>
      <text:p text:style-name="P10" loext:marker-style-name="T18"/>
      <text:p text:style-name="P6" loext:marker-style-name="T18"><text:span text:style-name="T61">SEQUENCE</text:span><text:span text:style-name="T61"> READY {</text:span></text:p>
      <text:p text:style-name="P6" loext:marker-style-name="T18"><text:span text:style-name="T61"><text:s text:c="2"/></text:span><text:span text:style-name="T61">PRESENT</text:span><text:span text:style-name="T61"> 0</text:span></text:p>
      <text:p text:style-name="P6" loext:marker-style-name="T18"><text:span text:style-name="T61"><text:s text:c="4"/></text:span><text:span text:style-name="T61">IF</text:span><text:span text:style-name="T61"> BSRE NEXT 1;</text:span></text:p>
      <text:p text:style-name="P6" loext:marker-style-name="T18"><text:span text:style-name="T61"><text:s text:c="4"/></text:span><text:span text:style-name="T61">DEFAULT</text:span><text:span text:style-name="T61"> NEXT 0;</text:span></text:p>
      <text:p text:style-name="P10" loext:marker-style-name="T18"/>
      <text:p text:style-name="P6" loext:marker-style-name="T18"><text:span text:style-name="T61"><text:s text:c="2"/></text:span><text:span text:style-name="T61">PRESENT</text:span><text:span text:style-name="T61"> 1</text:span></text:p>
      <text:p text:style-name="P6" loext:marker-style-name="T18"><text:span text:style-name="T61"><text:s text:c="4"/></text:span><text:span text:style-name="T61">IF</text:span><text:span text:style-name="T61"> !BSRE NEXT 0;</text:span></text:p>
      <text:p text:style-name="P6" loext:marker-style-name="T18"><text:span text:style-name="T61"><text:s text:c="4"/></text:span><text:span text:style-name="T61">DEFAULT</text:span><text:span text:style-name="T61"> NEXT 1;</text:span></text:p>
      <text:p text:style-name="P6" loext:marker-style-name="T18"><text:span text:style-name="T61">}</text:span></text:p>
      <text:p text:style-name="P10" loext:marker-style-name="T18"/>
      <text:p text:style-name="P6" loext:marker-style-name="T18"><text:span text:style-name="T61"/></text:p>
      <text:p text:style-name="P7" loext:marker-style-name="T18"><text:span text:style-name="T61">STATE0.ar = 'b'0;</text:span></text:p>
      <text:p text:style-name="P6" loext:marker-style-name="T18"><text:span text:style-name="T61">STATE0.sp = 'b'0;</text:span></text:p>
      <text:p text:style-name="P6" loext:marker-style-name="T18"><text:span text:style-name="T61">STATE1.ar = 'b'0;</text:span></text:p>
      <text:p text:style-name="P6" loext:marker-style-name="T18"><text:span text:style-name="T61">STATE1.sp = 'b'0;</text:span></text:p>
      <text:p text:style-name="P9" loext:marker-style-name="T18"/>
      <text:p text:style-name="P5" loext:marker-style-name="T18"><text:span text:style-name="T61">SEQUENCE</text:span><text:span text:style-name="T61"> STATE {</text:span></text:p>
      <text:p text:style-name="P5" loext:marker-style-name="T18"><text:span text:style-name="T61"><text:s text:c="2"/></text:span><text:span text:style-name="T61">PRESENT</text:span><text:span text:style-name="T61"> 0</text:span></text:p>
      <text:p text:style-name="P5" loext:marker-style-name="T18"><text:span text:style-name="T61"><text:s text:c="4"/></text:span><text:span text:style-name="T61">IF</text:span><text:span text:style-name="T61"> !MODE0 &amp; !MODE1 NEXT 1;</text:span></text:p>
      <text:p text:style-name="P5" loext:marker-style-name="T18"><text:span text:style-name="T61"><text:s text:c="4"/></text:span><text:span text:style-name="T61">IF</text:span><text:span text:style-name="T61"> <text:s/>MODE0 &amp; !MODE1 NEXT 2;</text:span></text:p>
      <text:p text:style-name="P5" loext:marker-style-name="T18"><text:span text:style-name="T61"><text:s text:c="4"/></text:span><text:span text:style-name="T61">IF</text:span><text:span text:style-name="T61"> !MODE0 &amp; <text:s/>MODE1 NEXT 3;</text:span></text:p>
      <text:p text:style-name="P5" loext:marker-style-name="T18"><text:span text:style-name="T61"><text:s text:c="4"/></text:span><text:span text:style-name="T61">DEFAULT</text:span><text:span text:style-name="T61"> NEXT 0;</text:span></text:p>
      <text:p text:style-name="P9" loext:marker-style-name="T18"/>
      <text:p text:style-name="P5" loext:marker-style-name="T18"><text:span text:style-name="T61"><text:s text:c="2"/></text:span><text:span text:style-name="T61">PRESENT</text:span><text:span text:style-name="T61"> 1</text:span></text:p>
      <text:p text:style-name="P5" loext:marker-style-name="T18"><text:span text:style-name="T61"><text:s text:c="4"/></text:span><text:span text:style-name="T61">IF</text:span><text:span text:style-name="T61"> MODE0 &amp; MODE1 NEXT 0;</text:span></text:p>
      <text:p text:style-name="P5" loext:marker-style-name="T18"><text:span text:style-name="T61"><text:s text:c="4"/></text:span><text:span text:style-name="T61">DEFAULT</text:span><text:span text:style-name="T61"> NEXT 1;</text:span></text:p>
      <text:p text:style-name="P9" loext:marker-style-name="T18"/>
      <text:p text:style-name="P5" loext:marker-style-name="T18"><text:span text:style-name="T61"><text:s text:c="2"/></text:span><text:span text:style-name="T61">PRESENT</text:span><text:span text:style-name="T61"> 2</text:span></text:p>
      <text:p text:style-name="P5" loext:marker-style-name="T18"><text:span text:style-name="T61"><text:s text:c="4"/></text:span><text:span text:style-name="T61">IF</text:span><text:span text:style-name="T61"> MODE0 &amp; MODE1 NEXT 0;</text:span></text:p>
      <text:p text:style-name="P5" loext:marker-style-name="T18"><text:span text:style-name="T61"><text:s text:c="4"/></text:span><text:span text:style-name="T61">DEFAULT</text:span><text:span text:style-name="T61"> NEXT 2;</text:span></text:p>
      <text:p text:style-name="P9" loext:marker-style-name="T18"/>
      <text:p text:style-name="P5" loext:marker-style-name="T18"><text:span text:style-name="T61"><text:s text:c="2"/></text:span><text:span text:style-name="T61">PRESENT</text:span><text:span text:style-name="T61"> 3</text:span></text:p>
      <text:p text:style-name="P5" loext:marker-style-name="T18"><text:span text:style-name="T61"><text:s text:c="4"/></text:span><text:span text:style-name="T61">IF</text:span><text:span text:style-name="T61"> MODE0 &amp; MODE1 NEXT 0;</text:span></text:p>
      <text:p text:style-name="P5" loext:marker-style-name="T18"><text:span text:style-name="T61"><text:s text:c="4"/></text:span><text:span text:style-name="T61">DEFAULT</text:span><text:span text:style-name="T61"> NEXT 3;</text:span></text:p>
      <text:p text:style-name="P5" loext:marker-style-name="T18"><text:span text:style-name="T61">}</text:span></text:p>
      <text:p text:style-name="P5" loext:marker-style-name="T18"><text:span text:style-name="T61"/></text:p>
      <text:p text:style-name="P9" loext:marker-style-name="T18"/>
      <text:p text:style-name="P5" loext:marker-style-name="T18"><text:span text:style-name="T61">CONDITION</text:span><text:span text:style-name="T61"> {</text:span></text:p>
      <text:p text:style-name="P5" loext:marker-style-name="T18"><text:span text:style-name="T61"><text:s text:c="2"/></text:span><text:span text:style-name="T61">IF</text:span><text:span text:style-name="T61"> (IOM:0 &amp; STATE:0 &amp; MODE:3 &amp; ADDR:[0000..7FFF]) OUT ROM0_CS;</text:span></text:p>
      <text:p text:style-name="P5" loext:marker-style-name="T18"><text:span text:style-name="T61"><text:s text:c="2"/></text:span><text:span text:style-name="T61">IF</text:span><text:span text:style-name="T61"> (IOM:0 &amp; STATE:0 &amp; MODE:3 &amp; ADDR:[8000..FFFF]) OUT RAM1_CS;</text:span></text:p>
      <text:p text:style-name="P9" loext:marker-style-name="T18"/>
      <text:p text:style-name="P5" loext:marker-style-name="T18"><text:span text:style-name="T61"><text:s text:c="2"/></text:span><text:span text:style-name="T61">IF</text:span><text:span text:style-name="T61"> (IOM:0 &amp; STATE:1 &amp; MODE:0 &amp; ADDR:[0000..7FFF]) OUT ROM0_CS; </text:span></text:p>
      <text:p text:style-name="P5" loext:marker-style-name="T18"><text:span text:style-name="T61"><text:s text:c="2"/></text:span><text:span text:style-name="T61">IF</text:span><text:span text:style-name="T61"> (IOM:0 &amp; STATE:1 &amp; MODE:0 &amp; ADDR:[8000..BFFF]) OUT ROM1_CS;</text:span></text:p>
      <text:p text:style-name="P5" loext:marker-style-name="T18"><text:span text:style-name="T61"><text:s text:c="2"/></text:span><text:span text:style-name="T61">IF</text:span><text:span text:style-name="T61"> (IOM:0 &amp; STATE:1 &amp; MODE:0 &amp; ADDR:[C000..DFFF]) OUT RAM1_CS; </text:span></text:p>
      <text:p text:style-name="P5" loext:marker-style-name="T18"><text:span text:style-name="T61"><text:s text:c="2"/></text:span><text:span text:style-name="T61">IF</text:span><text:span text:style-name="T61"> (IOM:0 &amp; STATE:1 &amp; MODE:0 &amp; ADDR:[E000..FFFF]) OUT BSRE; </text:span></text:p>
      <text:p text:style-name="P5" loext:marker-style-name="T18"><text:span text:style-name="T61"><text:s text:c="2"/></text:span><text:span text:style-name="T61">IF</text:span><text:span text:style-name="T61"> (IOM:0 &amp; STATE:1 &amp; MODE:1 &amp; ADDR:[0000..3FFF]) OUT ROM0_CS; </text:span></text:p>
      <text:p text:style-name="P5" loext:marker-style-name="T18"><text:span text:style-name="T61"><text:s text:c="2"/></text:span><text:span text:style-name="T61">IF</text:span><text:span text:style-name="T61"> (IOM:0 &amp; STATE:1 &amp; MODE:1 &amp; ADDR:[4000..FFFF]) OUT RAM1_CS; </text:span></text:p>
      <text:p text:style-name="P5" loext:marker-style-name="T18"><text:span text:style-name="T61"><text:s text:c="2"/></text:span><text:span text:style-name="T61">IF</text:span><text:span text:style-name="T61"> (IOM:0 &amp; STATE:1 &amp; MODE:2 &amp; ADDR:[0000..3FFF]) OUT ROM0_CS;</text:span></text:p>
      <text:p text:style-name="P5" loext:marker-style-name="T18"><text:span text:style-name="T61"><text:s text:c="2"/></text:span><text:span text:style-name="T61">IF</text:span><text:span text:style-name="T61"> (IOM:0 &amp; STATE:1 &amp; MODE:2 &amp; ADDR:[4000..7FFF]) OUT RAM1_CS; </text:span></text:p>
      <text:p text:style-name="P5" loext:marker-style-name="T18"><text:span text:style-name="T61"><text:s text:c="2"/></text:span><text:span text:style-name="T61">IF</text:span><text:span text:style-name="T61"> (IOM:0 &amp; STATE:1 &amp; MODE:2 &amp; ADDR:[8000..FFFF]) OUT RAM0_CS; <text:s/></text:span></text:p>
      <text:p text:style-name="P9" loext:marker-style-name="T18"/>
      <text:p text:style-name="P5" loext:marker-style-name="T18"><text:span text:style-name="T61"><text:s text:c="2"/></text:span><text:span text:style-name="T61">IF</text:span><text:span text:style-name="T61"> (IOM:0 &amp; STATE:2 &amp; MODE:0 &amp; ADDR:[0000..1FFF]) OUT ROM0_CS;</text:span></text:p>
      <text:p text:style-name="P5" loext:marker-style-name="T18"><text:span text:style-name="T61"><text:s text:c="2"/></text:span><text:span text:style-name="T61">IF</text:span><text:span text:style-name="T61"> (IOM:0 &amp; STATE:2 &amp; MODE:0 &amp; ADDR:[2000..5FFF]) OUT ROM1_CS;</text:span></text:p>
      <text:p text:style-name="P5" loext:marker-style-name="T18"><text:span text:style-name="T61"><text:s text:c="2"/></text:span><text:span text:style-name="T61">IF</text:span><text:span text:style-name="T61"> (IOM:0 &amp; STATE:2 &amp; MODE:0 &amp; ADDR:[6000..7FFF]) OUT RAM1_CS;</text:span></text:p>
      <text:p text:style-name="P5" loext:marker-style-name="T18"><text:span text:style-name="T61"><text:s text:c="2"/></text:span><text:span text:style-name="T61">IF</text:span><text:span text:style-name="T61"> (IOM:0 &amp; STATE:2 &amp; MODE:0 &amp; ADDR:[8000..FFFF]) OUT BSRE; </text:span></text:p>
      <text:p text:style-name="P5" loext:marker-style-name="T18"><text:span text:style-name="T61"><text:s text:c="2"/></text:span><text:span text:style-name="T61">IF</text:span><text:span text:style-name="T61"> (IOM:0 &amp; STATE:2 &amp; MODE:1 &amp; ADDR:[0000..5FFF]) OUT ROM0_CS;</text:span></text:p>
      <text:p text:style-name="P5" loext:marker-style-name="T18"><text:span text:style-name="T61"><text:s text:c="2"/></text:span><text:span text:style-name="T61">IF</text:span><text:span text:style-name="T61"> (IOM:0 &amp; STATE:2 &amp; MODE:1 &amp; ADDR:[6000..7FFF]) OUT RAM1_CS;</text:span></text:p>
      <text:p text:style-name="P5" loext:marker-style-name="T18"><text:span text:style-name="T61"><text:s text:c="2"/></text:span><text:span text:style-name="T61">IF</text:span><text:span text:style-name="T61"> (IOM:0 &amp; STATE:2 &amp; MODE:1 &amp; ADDR:[8000..FFFF]) OUT BSRE; </text:span></text:p>
      <text:p text:style-name="P5" loext:marker-style-name="T18"><text:span text:style-name="T61"><text:s text:c="2"/></text:span><text:span text:style-name="T61">IF</text:span><text:span text:style-name="T61"> (IOM:0 &amp; STATE:2 &amp; MODE:2 &amp; ADDR:[0000..1FFF]) OUT ROM0_CS;</text:span></text:p>
      <text:p text:style-name="P5" loext:marker-style-name="T18"><text:span text:style-name="T61"><text:s text:c="2"/></text:span><text:span text:style-name="T61">IF</text:span><text:span text:style-name="T61"> (IOM:0 &amp; STATE:2 &amp; MODE:2 &amp; ADDR:[2000..7FFF]) OUT RAM1_CS;</text:span></text:p>
      <text:p text:style-name="P5" loext:marker-style-name="T18"><text:span text:style-name="T61"><text:s text:c="2"/></text:span><text:span text:style-name="T61">IF</text:span><text:span text:style-name="T61"> (IOM:0 &amp; STATE:2 &amp; MODE:2 &amp; ADDR:[8000..FFFF]) OUT BSRE; </text:span></text:p>
      <text:p text:style-name="P9" loext:marker-style-name="T18"/>
      <text:p text:style-name="P5" loext:marker-style-name="T18"><text:span text:style-name="T61"><text:s text:c="2"/></text:span><text:span text:style-name="T61">IF</text:span><text:span text:style-name="T61"> (IOM:0 &amp; STATE:3 &amp; MODE:0 &amp; ADDR:[0000..7FFF]) OUT RAM0_CS;</text:span></text:p>
      <text:p text:style-name="P5" loext:marker-style-name="T18"><text:span text:style-name="T61"><text:s text:c="2"/></text:span><text:span text:style-name="T61">IF</text:span><text:span text:style-name="T61"> (IOM:0 &amp; STATE:3 &amp; MODE:0 &amp; ADDR:[8000..FFFF]) OUT BSRE;</text:span></text:p>
      <text:p text:style-name="P5" loext:marker-style-name="T18"><text:span text:style-name="T61"><text:s text:c="2"/></text:span><text:span text:style-name="T61">IF</text:span><text:span text:style-name="T61"> (IOM:0 &amp; STATE:3 &amp; MODE:1 &amp; ADDR:[0000..7FFF]) OUT RAM0_CS;</text:span></text:p>
      <text:p text:style-name="P5" loext:marker-style-name="T18"><text:span text:style-name="T61"><text:s text:c="2"/></text:span><text:span text:style-name="T61">IF</text:span><text:span text:style-name="T61"> (IOM:0 &amp; STATE:3 &amp; MODE:1 &amp; ADDR:[8000..DFFF]) OUT RAM1_CS;</text:span></text:p>
      <text:p text:style-name="P5" loext:marker-style-name="T18"><text:span text:style-name="T61"><text:s text:c="2"/></text:span><text:span text:style-name="T61">IF</text:span><text:span text:style-name="T61"> (IOM:0 &amp; STATE:3 &amp; MODE:1 &amp; ADDR:[E000..FFFF]) OUT BSRE;</text:span></text:p>
      <text:p text:style-name="P5" loext:marker-style-name="T18"><text:span text:style-name="T61"><text:s text:c="2"/></text:span><text:span text:style-name="T61">IF</text:span><text:span text:style-name="T61"> (IOM:0 &amp; STATE:3 &amp; MODE:2 &amp; ADDR:[0000..7FFF]) OUT RAM0_CS;</text:span></text:p>
      <text:p text:style-name="P5" loext:marker-style-name="T18"><text:span text:style-name="T61"><text:s text:c="2"/></text:span><text:span text:style-name="T61">IF</text:span><text:span text:style-name="T61"> (IOM:0 &amp; STATE:3 &amp; MODE:2 &amp; ADDR:[8000..FFFF]) OUT RAM1_CS;</text:span></text:p>
      <text:p text:style-name="P5" loext:marker-style-name="T18"><text:span text:style-name="T61"><text:s text:c="2"/></text:span><text:span text:style-name="T61">IF</text:span><text:span text:style-name="T61"> (IOM:1 &amp; S:[READ, WRITE]</text:span><text:span text:style-name="T8"> </text:span><text:span text:style-name="T61"><text:s/>&amp; ADDR:[4000..FFFF]) </text:span><text:span text:style-name="T61">OUT</text:span><text:span text:style-name="T61"> BSRE;</text:span></text:p>
      <text:p text:style-name="P5" loext:marker-style-name="T18"><text:span text:style-name="T61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Fira Code" svg:font-family="'Fira Code'" style:font-family-generic="modern" style:font-pitch="fixed"/>
    <style:font-face style:name="Fira Code1" svg:font-family="'Fira Cod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 officeooo:rsid="00115193"/>
    </style:style>
    <style:style style:name="MT2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span text:style-name="MT1"><text:page-number text:select-page="current">2</text:page-number></text:span><text:span text:style-name="MT2"><text:s/></text:span><text:span text:style-name="MT1">of</text:span><text:span text:style-name="MT2">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8:44:42.226000000</meta:creation-date>
    <dc:date>2025-04-03T19:14:33.273000000</dc:date>
    <meta:editing-duration>PT29M49S</meta:editing-duration>
    <meta:editing-cycles>5</meta:editing-cycles>
    <meta:generator>LibreOffice/7.6.6.3$Windows_X86_64 LibreOffice_project/d97b2716a9a4a2ce1391dee1765565ea469b0ae7</meta:generator>
    <meta:print-date>2025-04-03T19:12:58.685000000</meta:print-date>
    <meta:document-statistic meta:table-count="0" meta:image-count="0" meta:object-count="0" meta:page-count="2" meta:paragraph-count="102" meta:word-count="646" meta:character-count="4537" meta:non-whitespace-character-count="2777"/>
  </office:meta>
</office:document-meta>
</file>